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f151"/>
    </style:style>
    <style:style style:name="T3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Qué son los permisos de archivo en Linux y cuál es su propósito?</text:p>
      <text:p text:style-name="P4"><text:span text:style-name="Strong_20_Emphasis"><text:span text:style-name="T1">Respuesta 1:</text:span></text:span> Los permisos de archivo en Linux son atributos que determinan quién puede leer, escribir o ejecutar un archivo. Su propósito es controlar el acceso a los archivos y proteger la privacidad y seguridad de los datos.</text:p>
      <text:p text:style-name="Horizontal_20_Line"/>
      <text:p text:style-name="P4"><text:span text:style-name="Strong_20_Emphasis"><text:span text:style-name="T1">Pregunta 2:</text:span></text:span> ¿Cuál es el comando en la línea de comandos para ver los permisos de un archivo en Linux?</text:p>
      <text:p text:style-name="P4"><text:span text:style-name="Strong_20_Emphasis"><text:span text:style-name="T1">Respuesta 2:</text:span></text:span> El comando para ver los permisos de un archivo en Linux es <text:span text:style-name="Source_20_Text"><text:span text:style-name="T1">ls -l</text:span></text:span>.</text:p>
      <text:p text:style-name="Horizontal_20_Line"/>
      <text:p text:style-name="P4"><text:span text:style-name="Strong_20_Emphasis"><text:span text:style-name="T1">Pregunta 3:</text:span></text:span> ¿Qué significa la notación "rwxr-xr--" en la salida de <text:span text:style-name="Source_20_Text"><text:span text:style-name="T1">ls -l</text:span></text:span> para un archivo?</text:p>
      <text:p text:style-name="P4"><text:span text:style-name="Strong_20_Emphasis"><text:span text:style-name="T1">Respuesta 3:</text:span></text:span> La notación "rwxr-xr--" significa que el archivo tiene permisos de lectura (r), escritura (w) y ejecución (x) para el propietario, permisos de lectura y ejecución para el grupo, y solo permisos de lectura para otros usuarios.</text:p>
      <text:p text:style-name="Horizontal_20_Line"/>
      <text:p text:style-name="P4"><text:span text:style-name="Strong_20_Emphasis"><text:span text:style-name="T1">Pregunta 4:</text:span></text:span> ¿Cuál es el propósito del comando <text:span text:style-name="Source_20_Text"><text:span text:style-name="T1">chmod</text:span></text:span> en la línea de comandos?</text:p>
      <text:p text:style-name="P4"><text:span text:style-name="Strong_20_Emphasis"><text:span text:style-name="T1">Respuesta 4:</text:span></text:span> El comando <text:span text:style-name="Source_20_Text"><text:span text:style-name="T1">chmod</text:span></text:span> se utiliza para cambiar los permisos de un archivo o directorio en Linux.</text:p>
      <text:p text:style-name="Horizontal_20_Line"/>
      <text:p text:style-name="P4"><text:span text:style-name="Strong_20_Emphasis"><text:span text:style-name="T1">Pregunta 5:</text:span></text:span> ¿Cuál es el propósito del comando <text:span text:style-name="Source_20_Text"><text:span text:style-name="T1">chown</text:span></text:span> en la línea de comandos?</text:p>
      <text:p text:style-name="P4"><text:span text:style-name="Strong_20_Emphasis"><text:span text:style-name="T1">Respuesta 5:</text:span></text:span> El comando <text:span text:style-name="Source_20_Text"><text:span text:style-name="T1">chown</text:span></text:span> se utiliza para cambiar el propietario de un archivo o directorio en Linux.</text:p>
      <text:p text:style-name="Horizontal_20_Line"/>
      <text:p text:style-name="P4"><text:span text:style-name="Strong_20_Emphasis"><text:span text:style-name="T1">Pregunta 6:</text:span></text:span> ¿Cuál es el comando en la línea de comandos para cambiar el propietario y el grupo de un archivo en Linux?</text:p>
      <text:p text:style-name="P4"><text:span text:style-name="Strong_20_Emphasis"><text:span text:style-name="T1">Respuesta 6:</text:span></text:span> El comando para cambiar el propietario y el grupo de un archivo en Linux es <text:span text:style-name="Source_20_Text"><text:span text:style-name="T1">chown nuevo_propietario:nuevo_grupo archivo</text:span></text:span>.</text:p>
      <text:p text:style-name="Horizontal_20_Line"/>
      <text:p text:style-name="P4"><text:span text:style-name="Strong_20_Emphasis"><text:span text:style-name="T1">Pregunta 7:</text:span></text:span> ¿Cuál es la notación numérica para representar permisos de archivo en Linux?</text:p>
      <text:p text:style-name="P4"><text:soft-page-break/><text:span text:style-name="Strong_20_Emphasis"><text:span text:style-name="T1">Respuesta 7:</text:span></text:span> La notación numérica para representar permisos de archivo en Linux utiliza un número de tres dígitos, donde cada dígito representa permisos específicos (r, w, x) para el propietario, el grupo y otros, respectivamente.</text:p>
      <text:p text:style-name="Horizontal_20_Line"/>
      <text:p text:style-name="P4"><text:span text:style-name="Strong_20_Emphasis"><text:span text:style-name="T1">Pregunta 8:</text:span></text:span> ¿Qué significa la notación numérica "755" para los permisos de un archivo?</text:p>
      <text:p text:style-name="P4"><text:span text:style-name="Strong_20_Emphasis"><text:span text:style-name="T1">Respuesta 8:</text:span></text:span> La notación numérica "755" significa que el archivo tiene permisos de lectura, escritura y ejecución para el propietario (7), y permisos de solo lectura y ejecución para el grupo y otros (5).</text:p>
      <text:p text:style-name="Horizontal_20_Line"/>
      <text:p text:style-name="P4"><text:span text:style-name="Strong_20_Emphasis"><text:span text:style-name="T1">Pregunta 9:</text:span></text:span> ¿Cuál es el comando en la línea de comandos para cambiar los permisos de un archivo utilizando notación numérica?</text:p>
      <text:p text:style-name="P4"><text:span text:style-name="Strong_20_Emphasis"><text:span text:style-name="T1">Respuesta 9:</text:span></text:span> El comando para cambiar los permisos de un archivo utilizando notación numérica es <text:span text:style-name="Source_20_Text"><text:span text:style-name="T1">chmod modo archivo</text:span></text:span>.</text:p>
      <text:p text:style-name="Horizontal_20_Line"/>
      <text:p text:style-name="P4"><text:span text:style-name="Strong_20_Emphasis"><text:span text:style-name="T1">Pregunta 10:</text:span></text:span> ¿Qué significa la notación "u+x" en el comando <text:span text:style-name="Source_20_Text"><text:span text:style-name="T1">chmod</text:span></text:span>?</text:p>
      <text:p text:style-name="P4"><text:span text:style-name="Strong_20_Emphasis"><text:span text:style-name="T1">Respuesta 10:</text:span></text:span> La notación "u+x" en el comando <text:span text:style-name="Source_20_Text"><text:span text:style-name="T1">chmod</text:span></text:span> significa agregar el permiso de ejecución (+x) al propietario del archivo (u).</text:p>
      <text:p text:style-name="Horizontal_20_Line"/>
      <text:p text:style-name="P4"><text:span text:style-name="Strong_20_Emphasis"><text:span text:style-name="T1">Pregunta 11:</text:span></text:span> ¿Cuál es el comando en la línea de comandos para cambiar el grupo propietario de un archivo utilizando notación numérica?</text:p>
      <text:p text:style-name="P4"><text:span text:style-name="Strong_20_Emphasis"><text:span text:style-name="T1">Respuesta 11:</text:span></text:span> El comando para cambiar el grupo propietario de un archivo utilizando notación numérica es <text:span text:style-name="Source_20_Text"><text:span text:style-name="T1">chgrp nuevo_grupo archivo</text:span></text:span>.</text:p>
      <text:p text:style-name="Horizontal_20_Line"/>
      <text:p text:style-name="P4"><text:span text:style-name="Strong_20_Emphasis"><text:span text:style-name="T1">Pregunta 12:</text:span></text:span> ¿Cuál es el propósito del comando <text:span text:style-name="Source_20_Text"><text:span text:style-name="T1">umask</text:span></text:span> en Linux?</text:p>
      <text:p text:style-name="P4"><text:span text:style-name="Strong_20_Emphasis"><text:span text:style-name="T1">Respuesta 12:</text:span></text:span> El comando <text:span text:style-name="Source_20_Text"><text:span text:style-name="T1">umask</text:span></text:span> se utiliza para establecer los permisos predeterminados que se aplican a los nuevos archivos y directorios creados por un usuario.</text:p>
      <text:p text:style-name="Horizontal_20_Line"/>
      <text:p text:style-name="P4"><text:span text:style-name="Strong_20_Emphasis"><text:span text:style-name="T1">Pregunta 13:</text:span></text:span> ¿Cuál es el propósito del comando <text:span text:style-name="Source_20_Text"><text:span text:style-name="T1">chattr</text:span></text:span> en la línea de comandos?</text:p>
      <text:p text:style-name="P4"><text:soft-page-break/><text:span text:style-name="Strong_20_Emphasis"><text:span text:style-name="T1">Respuesta 13:</text:span></text:span> El comando <text:span text:style-name="Source_20_Text"><text:span text:style-name="T1">chattr</text:span></text:span> se utiliza para cambiar los atributos extendidos de un archivo, lo que puede incluir protegerlo contra modificaciones o eliminaciones accidentales.</text:p>
      <text:p text:style-name="Horizontal_20_Line"/>
      <text:p text:style-name="P4"><text:span text:style-name="Strong_20_Emphasis"><text:span text:style-name="T1">Pregunta 14:</text:span></text:span> ¿Cuál es el propósito del atributo de archivo "sistema" en Linux?</text:p>
      <text:p text:style-name="P4"><text:span text:style-name="Strong_20_Emphasis"><text:span text:style-name="T1">Respuesta 14:</text:span></text:span> El atributo de archivo "sistema" se utiliza para marcar archivos esenciales del sistema que no deben modificarse ni eliminarse.</text:p>
      <text:p text:style-name="Horizontal_20_Line"/>
      <text:p text:style-name="P4"><text:span text:style-name="Strong_20_Emphasis"><text:span text:style-name="T1">Pregunta 15:</text:span></text:span> ¿Cuál es el propósito del atributo de archivo "archivado" en Linux?</text:p>
      <text:p text:style-name="P4"><text:span text:style-name="Strong_20_Emphasis"><text:span text:style-name="T1">Respuesta 15:</text:span></text:span> El atributo de archivo "archivado" se utiliza para marcar archivos que han sido respaldados o archivados.</text:p>
      <text:p text:style-name="Horizontal_20_Line"/>
      <text:p text:style-name="P4"><text:span text:style-name="Strong_20_Emphasis"><text:span text:style-name="T1">Pregunta 16:</text:span></text:span> ¿Qué es un enlace simbólico en Linux y cuál es su propósito?</text:p>
      <text:p text:style-name="P4"><text:span text:style-name="Strong_20_Emphasis"><text:span text:style-name="T1">Respuesta 16:</text:span></text:span> Un enlace simbólico es un tipo especial de archivo que actúa como un atajo o referencia a otro archivo o directorio. Su propósito es proporcionar accesos rápidos a ubicaciones de archivos o directorios.</text:p>
      <text:p text:style-name="Horizontal_20_Line"/>
      <text:p text:style-name="P4"><text:span text:style-name="Strong_20_Emphasis"><text:span text:style-name="T1">Pregunta 17:</text:span></text:span> ¿Cuál es el comando en la línea de comandos para crear un enlace simbólico en Linux?</text:p>
      <text:p text:style-name="P4"><text:span text:style-name="Strong_20_Emphasis"><text:span text:style-name="T1">Respuesta 17:</text:span></text:span> El comando para crear un enlace simbólico en Linux es <text:span text:style-name="Source_20_Text"><text:span text:style-name="T1">ln -s origen destino</text:span></text:span>.</text:p>
      <text:p text:style-name="Horizontal_20_Line"/>
      <text:p text:style-name="P4"><text:span text:style-name="Strong_20_Emphasis"><text:span text:style-name="T1">Pregunta 18:</text:span></text:span> ¿Cuál es el propósito del atributo de archivo "oculto" en Linux?</text:p>
      <text:p text:style-name="P4"><text:span text:style-name="Strong_20_Emphasis"><text:span text:style-name="T1">Respuesta 18:</text:span></text:span> El atributo de archivo "oculto" se utiliza para ocultar archivos en la salida de <text:span text:style-name="Source_20_Text"><text:span text:style-name="T1">ls</text:span></text:span> y evitar que se muestren de forma predeterminada.</text:p>
      <text:p text:style-name="Horizontal_20_Line"/>
      <text:p text:style-name="P4"><text:span text:style-name="Strong_20_Emphasis"><text:span text:style-name="T1">Pregunta 19:</text:span></text:span> ¿Cuál es el propósito del atributo de archivo "immutable" en Linux?</text:p>
      <text:p text:style-name="P4"><text:span text:style-name="Strong_20_Emphasis"><text:span text:style-name="T1">Respuesta 19:</text:span></text:span> El atributo de archivo "immutable" se utiliza para proteger un archivo contra cambios y modificaciones, incluso por parte del superusuario.</text:p>
      <text:p text:style-name="Horizontal_20_Line"/>
      <text:p text:style-name="P4"><text:soft-page-break/><text:span text:style-name="Strong_20_Emphasis"><text:span text:style-name="T1">Pregunta 20:</text:span></text:span> ¿Cuál es el propósito del atributo de archivo "append-only" en Linux?</text:p>
      <text:p text:style-name="P4"><text:span text:style-name="Strong_20_Emphasis"><text:span text:style-name="T1">Respuesta 20:</text:span></text:span> El atributo de archivo "append-only" se utiliza para permitir la adición de datos a un archivo, pero no la modificación ni la eliminación de datos existentes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Dispositivos, sistemas de ficheros y estándar de jerarquía en Linux</text:p>
        <text:p text:style-name="MP2"><text:s/>Administración de los permisos y los propietarios de los archiv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19:56.986519879</dc:date>
    <meta:editing-duration>PT2H15M4S</meta:editing-duration>
    <meta:editing-cycles>33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819" meta:character-count="4947" meta:non-whitespace-character-count="4172"/>
  </office:meta>
</office:document-meta>
</file>